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language="it" fo:country="IT"/>
    </style:style>
    <style:style style:name="P4" style:parent-style-name="ListParagraph" style:list-style-name="LFO1" style:family="paragraph">
      <style:text-properties fo:language="it" fo:country="IT"/>
    </style:style>
    <style:style style:name="P5" style:parent-style-name="ListParagraph" style:list-style-name="LFO1" style:family="paragraph">
      <style:text-properties fo:language="it" fo:country="IT"/>
    </style:style>
    <style:style style:name="P6" style:parent-style-name="Normal" style:family="paragraph">
      <style:text-properties fo:language="it" fo:country="IT"/>
    </style:style>
    <style:style style:name="P7" style:parent-style-name="Normal" style:family="paragraph">
      <style:text-properties fo:language="it" fo:country="IT"/>
    </style:style>
    <style:style style:name="P8" style:parent-style-name="Normal" style:family="paragraph">
      <style:text-properties fo:language="it" fo:country="IT"/>
    </style:style>
    <style:style style:name="P9" style:parent-style-name="Normal" style:family="paragraph">
      <style:text-properties fo:language="it" fo:country="IT"/>
    </style:style>
    <style:style style:name="P10" style:parent-style-name="Normal" style:family="paragraph">
      <style:text-properties style:text-underline-type="single" style:text-underline-style="solid" style:text-underline-width="auto" style:text-underline-mode="continuous" fo:language="it" fo:country="IT"/>
    </style:style>
    <style:style style:name="P11" style:parent-style-name="Normal" style:family="paragraph">
      <style:text-properties fo:language="it" fo:country="IT"/>
    </style:style>
    <style:style style:name="P12" style:parent-style-name="Normal" style:family="paragraph">
      <style:text-properties fo:language="it" fo:country="IT"/>
    </style:style>
    <style:style style:name="P13" style:parent-style-name="Normal" style:family="paragraph">
      <style:text-properties fo:language="it" fo:country="IT"/>
    </style:style>
    <style:style style:name="P14" style:parent-style-name="Normal" style:family="paragraph">
      <style:text-properties fo:language="it" fo:country="IT"/>
    </style:style>
    <style:style style:name="P15" style:parent-style-name="Normal" style:family="paragraph">
      <style:paragraph-properties style:text-autospace="none" fo:margin-bottom="0in" fo:line-height="100%"/>
    </style:style>
    <style:style style:name="T16" style:parent-style-name="DefaultParagraphFont" style:family="text">
      <style:text-properties style:font-name="Consolas" style:font-name-complex="Consolas" fo:color="#008000" fo:font-size="9.5pt" style:font-size-asian="9.5pt" style:font-size-complex="9.5pt" fo:language="it" fo:country="IT"/>
    </style:style>
    <style:style style:name="T17" style:parent-style-name="DefaultParagraphFont" style:family="text">
      <style:text-properties style:font-name="Consolas" style:font-name-complex="Consolas" fo:color="#0000FF" fo:font-size="9.5pt" style:font-size-asian="9.5pt" style:font-size-complex="9.5pt" fo:language="it" fo:country="IT"/>
    </style:style>
    <style:style style:name="T18" style:parent-style-name="DefaultParagraphFont" style:family="text">
      <style:text-properties style:font-name="Consolas" style:font-name-complex="Consolas" fo:color="#000000" fo:font-size="9.5pt" style:font-size-asian="9.5pt" style:font-size-complex="9.5pt" fo:language="it" fo:country="IT"/>
    </style:style>
    <style:style style:name="T19" style:parent-style-name="DefaultParagraphFont" style:family="text">
      <style:text-properties style:font-name="Consolas" style:font-name-complex="Consolas" fo:color="#0000FF" fo:font-size="9.5pt" style:font-size-asian="9.5pt" style:font-size-complex="9.5pt" fo:language="it" fo:country="IT"/>
    </style:style>
    <style:style style:name="T20" style:parent-style-name="DefaultParagraphFont" style:family="text">
      <style:text-properties style:font-name="Consolas" style:font-name-complex="Consolas" fo:color="#000000" fo:font-size="9.5pt" style:font-size-asian="9.5pt" style:font-size-complex="9.5pt" fo:language="it" fo:country="IT"/>
    </style:style>
    <style:style style:name="T21" style:parent-style-name="DefaultParagraphFont" style:family="text">
      <style:text-properties style:font-name="Consolas" style:font-name-complex="Consolas" fo:color="#2B91AF" fo:font-size="9.5pt" style:font-size-asian="9.5pt" style:font-size-complex="9.5pt" fo:language="it" fo:country="IT"/>
    </style:style>
    <style:style style:name="T22" style:parent-style-name="DefaultParagraphFont" style:family="text">
      <style:text-properties style:font-name="Consolas" style:font-name-complex="Consolas" fo:color="#000000" fo:font-size="9.5pt" style:font-size-asian="9.5pt" style:font-size-complex="9.5pt" fo:language="it" fo:country="IT"/>
    </style:style>
    <style:style style:name="T23" style:parent-style-name="DefaultParagraphFont" style:family="text">
      <style:text-properties style:font-name="Consolas" style:font-name-complex="Consolas" fo:color="#0000FF" fo:font-size="9.5pt" style:font-size-asian="9.5pt" style:font-size-complex="9.5pt" fo:language="it" fo:country="IT"/>
    </style:style>
    <style:style style:name="T24" style:parent-style-name="DefaultParagraphFont" style:family="text">
      <style:text-properties style:font-name="Consolas" style:font-name-complex="Consolas" fo:color="#000000" fo:font-size="9.5pt" style:font-size-asian="9.5pt" style:font-size-complex="9.5pt" fo:language="it" fo:country="IT"/>
    </style:style>
    <style:style style:name="T25" style:parent-style-name="DefaultParagraphFont" style:family="text">
      <style:text-properties style:font-name="Consolas" style:font-name-complex="Consolas" fo:color="#0000FF" fo:font-size="9.5pt" style:font-size-asian="9.5pt" style:font-size-complex="9.5pt" fo:language="it" fo:country="IT"/>
    </style:style>
    <style:style style:name="T26" style:parent-style-name="DefaultParagraphFont" style:family="text">
      <style:text-properties style:font-name="Consolas" style:font-name-complex="Consolas" fo:color="#000000" fo:font-size="9.5pt" style:font-size-asian="9.5pt" style:font-size-complex="9.5pt" fo:language="it" fo:country="IT"/>
    </style:style>
    <style:style style:name="P27" style:parent-style-name="Normal" style:family="paragraph">
      <style:text-properties style:font-name="Consolas" style:font-name-complex="Consolas" fo:color="#000000" fo:font-size="9.5pt" style:font-size-asian="9.5pt" style:font-size-complex="9.5pt" fo:language="it" fo:country="IT"/>
    </style:style>
    <style:style style:name="P28" style:parent-style-name="Normal" style:family="paragraph">
      <style:text-properties style:font-name="Consolas" style:font-name-complex="Consolas" fo:color="#000000" fo:font-size="9.5pt" style:font-size-asian="9.5pt" style:font-size-complex="9.5pt" fo:language="it" fo:country="IT"/>
    </style:style>
    <style:style style:name="P29" style:parent-style-name="Normal" style:family="paragraph">
      <style:paragraph-properties style:text-autospace="none" fo:margin-bottom="0in" fo:line-height="100%"/>
      <style:text-properties style:font-name="Consolas" style:font-name-complex="Consolas" fo:color="#008000" fo:font-size="9.5pt" style:font-size-asian="9.5pt" style:font-size-complex="9.5pt" fo:language="it" fo:country="IT"/>
    </style:style>
    <style:style style:name="P30" style:parent-style-name="Normal" style:family="paragraph">
      <style:paragraph-properties style:text-autospace="none" fo:margin-bottom="0in" fo:line-height="100%"/>
    </style:style>
    <style:style style:name="T3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2" style:parent-style-name="Normal" style:family="paragraph">
      <style:paragraph-properties style:text-autospace="none" fo:margin-bottom="0in" fo:line-height="100%"/>
    </style:style>
    <style:style style:name="T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6" style:parent-style-name="Normal" style:family="paragraph">
      <style:paragraph-properties style:text-autospace="none" fo:margin-bottom="0in" fo:line-height="100%"/>
    </style:style>
    <style:style style:name="T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it" fo:country="IT"/>
    </style:style>
    <style:style style:name="P49" style:parent-style-name="Normal" style:family="paragraph">
      <style:paragraph-properties style:text-autospace="none" fo:margin-bottom="0in" fo:line-height="100%"/>
      <style:text-properties style:font-name="Consolas" style:font-name-complex="Consolas" fo:color="#008000" fo:font-size="9.5pt" style:font-size-asian="9.5pt" style:font-size-complex="9.5pt" fo:language="it" fo:country="IT"/>
    </style:style>
    <style:style style:name="P50" style:parent-style-name="Normal" style:family="paragraph">
      <style:paragraph-properties style:text-autospace="none" fo:margin-bottom="0in" fo:line-height="100%"/>
    </style:style>
    <style:style style:name="T51" style:parent-style-name="DefaultParagraphFont" style:family="text">
      <style:text-properties style:font-name="Consolas" style:font-name-complex="Consolas" fo:color="#000000" fo:font-size="9.5pt" style:font-size-asian="9.5pt" style:font-size-complex="9.5pt" fo:language="it" fo:country="IT"/>
    </style:style>
    <style:style style:name="T52" style:parent-style-name="DefaultParagraphFont" style:family="text">
      <style:text-properties style:font-name="Consolas" style:font-name-complex="Consolas" fo:color="#0000FF" fo:font-size="9.5pt" style:font-size-asian="9.5pt" style:font-size-complex="9.5pt" fo:language="it" fo:country="IT"/>
    </style:style>
    <style:style style:name="T53" style:parent-style-name="DefaultParagraphFont" style:family="text">
      <style:text-properties style:font-name="Consolas" style:font-name-complex="Consolas" fo:color="#000000" fo:font-size="9.5pt" style:font-size-asian="9.5pt" style:font-size-complex="9.5pt" fo:language="it" fo:country="IT"/>
    </style:style>
    <style:style style:name="T5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9" style:parent-style-name="Normal" style:family="paragraph">
      <style:text-properties style:text-underline-type="single" style:text-underline-style="solid" style:text-underline-width="auto" style:text-underline-mode="continuous" fo:language="it" fo:country="IT"/>
    </style:style>
    <style:style style:name="P60" style:parent-style-name="Normal" style:family="paragraph">
      <style:text-properties style:text-underline-type="single" style:text-underline-style="solid" style:text-underline-width="auto" style:text-underline-mode="continuous" fo:language="it" fo:country="IT"/>
    </style:style>
    <style:style style:name="P61" style:parent-style-name="Normal" style:family="paragraph">
      <style:text-properties fo:language="it" fo:country="IT"/>
    </style:style>
    <style:style style:name="P62" style:parent-style-name="Normal" style:family="paragraph">
      <style:text-properties fo:language="it" fo:country="IT"/>
    </style:style>
    <style:style style:name="P63" style:parent-style-name="Normal" style:family="paragraph">
      <style:text-properties style:text-underline-type="single" style:text-underline-style="solid" style:text-underline-width="auto" style:text-underline-mode="continuous" fo:language="it" fo:country="IT"/>
    </style:style>
    <style:style style:name="P64" style:parent-style-name="Normal" style:family="paragraph">
      <style:text-properties fo:language="it" fo:country="IT"/>
    </style:style>
    <style:style style:name="P65" style:parent-style-name="Normal" style:family="paragraph">
      <style:text-properties fo:language="it" fo:country="IT"/>
    </style:style>
  </office:automatic-styles>
  <office:body>
    <office:text text:use-soft-page-breaks="true">
      <text:p text:style-name="P1">DOMANDE TEORICHE – 7 MAGGIO</text:p>
      <text:p text:style-name="Normal"/>
      <text:p text:style-name="P2">DOMANDA 1:<text:s/><text:s/></text:p>
      <text:p text:style-name="P3">I value type sono tipi di valore che contengono direttamente il dato in memoria. Contengono sempre un valore e comprendono :<text:s/></text:p>
      <text:list text:style-name="LFO1" text:continue-numbering="true">
        <text:list-item>
          <text:p text:style-name="P4">I tipi primitivi: int, byte, bool, ecc.</text:p>
        </text:list-item>
        <text:list-item>
          <text:p text:style-name="P5">Enum, struct (definiti dall’utente).</text:p>
        </text:list-item>
      </text:list>
      <text:p text:style-name="P6">Inoltre null non è ammesso per definire i value type.</text:p>
      <text:p text:style-name="P7">I reference type invece si distinguono dai precedenti perchè contengono un riferimento ad un oggetto, non il valore vero e proprio. Le modifiche su due reference modificano l’oggetto a cui puntano ed inoltre la copia di un reference type implica la duplicazione de solo reference.</text:p>
      <text:p text:style-name="P8">Ad esempio il tipo string è un tipo particolare di reference type perchè è immutabile , viene salvato il suo valore nella memoria e per modificarlo bisogna inserire delle modifiche aggiuntive.</text:p>
      <text:p text:style-name="P9"/>
      <text:p text:style-name="P10">DOMANDA 2:</text:p>
      <text:p text:style-name="P11"/>
      <text:p text:style-name="P12">Sono una sorta di puntatori a funzione in C e sono tipizzati.<text:s/>A differenza dei puntatori a funzione,<text:s/>però<text:s/>, i delegati sono orientati a oggetti<text:s/>e il<text:s/>tipo delegato è definito dal nome del delegato.</text:p>
      <text:p text:style-name="P13">Con l’utilizzo dei delegate il compilatore sa di dover creare una classe che deriva da System.Delegate o da System.MulticastDelegate (di nome MyDelegate).</text:p>
      <text:p text:style-name="P14">Il delegate viene istanziato passandogli nel costruttore il nome del metodo di cui si vuole creare il delegatore, ad esempio:</text:p>
      <text:p text:style-name="P15"><text:span text:style-name="T16">//Dichiarazione delegate</text:span></text:p>
      <text:p text:style-name="Normal"><text:span text:style-name="T17">delegate</text:span><text:span text:style-name="T18"><text:s/></text:span><text:span text:style-name="T19">int</text:span><text:span text:style-name="T20"><text:s/></text:span><text:span text:style-name="T21">Somma</text:span><text:span text:style-name="T22">(</text:span><text:span text:style-name="T23">int</text:span><text:span text:style-name="T24"><text:s/>a,<text:s/></text:span><text:span text:style-name="T25">int</text:span><text:span text:style-name="T26"><text:s/>b);</text:span></text:p>
      <text:p text:style-name="P27"/>
      <text:p text:style-name="P28">Nel main:</text:p>
      <text:p text:style-name="P29"/>
      <text:p text:style-name="P30"><text:span text:style-name="T31">public</text:span><text:span text:style-name="T32"><text:s/></text:span><text:span text:style-name="T33">static</text:span><text:span text:style-name="T34"><text:s/></text:span><text:span text:style-name="T35">int</text:span><text:span text:style-name="T36"><text:s/>MiaSomma(</text:span><text:span text:style-name="T37">int</text:span><text:span text:style-name="T38"><text:s/>a,<text:s/></text:span><text:span text:style-name="T39">int</text:span><text:span text:style-name="T40"><text:s/>b)</text:span></text:p>
      <text:p text:style-name="P41"><text:s text:c="8"/>{</text:p>
      <text:p text:style-name="P42"><text:span text:style-name="T43"><text:s text:c="12"/></text:span><text:span text:style-name="T44">return</text:span><text:span text:style-name="T45"><text:s/>a + b;</text:span></text:p>
      <text:p text:style-name="P46"><text:span text:style-name="T47"><text:s text:c="8"/>}</text:span></text:p>
      <text:p text:style-name="P48"/>
      <text:p text:style-name="P49">//Delegate</text:p>
      <text:p text:style-name="P50"><text:span text:style-name="T51">Somma somma =<text:s/></text:span><text:span text:style-name="T52">new</text:span><text:span text:style-name="T53"><text:s/>Somma(MiaSomma);</text:span></text:p>
      <text:p text:style-name="Normal"><text:span text:style-name="T54">int</text:span><text:span text:style-name="T55"><text:s/>risultato = somma(1, 2);</text:span></text:p>
      <text:p text:style-name="Normal"><text:span text:style-name="T56">Console.WriteLine(</text:span><text:span text:style-name="T57">$"Somma:<text:s/></text:span><text:span text:style-name="T58">{risultato}”);</text:span></text:p>
      <text:p text:style-name="P59"/>
      <text:p text:style-name="P60">DOMANDA 3:</text:p>
      <text:p text:style-name="P61">Il Factory Pattern fa parte dei Design pattern Creazionali, che definiscono come creare degli oggetti, ed è utilizzato quando una classe non conosce a priori<text:s/>il tipo di oggetto da creare,<text:s/>esso indirizza il problema della creazione di oggetti senza specificarne l'esatta classe.<text:s/>Questo pattern raggiunge il suo scopo fornendo un'interfaccia per creare un oggetto, ma lascia che le sottoclassi decidano quale oggetto istanziare.</text:p>
      <text:p text:style-name="P62"/>
      <text:p text:style-name="P63">DOMANDA 4:</text:p>
      <text:p text:style-name="P64">Il metodo Assert della libreria Xunit serve per fare delle vere e proprie verifiche e ad esempio verificare che il risultato che ci aspettiamo sia giusto o meno.</text:p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mona Loperfido (c)</meta:initial-creator>
    <dc:creator>Simona Loperfido (c)</dc:creator>
    <meta:creation-date>2021-05-07T07:06:00Z</meta:creation-date>
    <dc:date>2021-05-07T07:34:00Z</dc:date>
    <meta:template xlink:href="Normal" xlink:type="simple"/>
    <meta:editing-cycles>4</meta:editing-cycles>
    <meta:editing-duration>PT1620S</meta:editing-duration>
    <meta:user-defined meta:name="MSIP_Label_5fae8262-b78e-4366-8929-a5d6aac95320_Enabled">true</meta:user-defined>
    <meta:user-defined meta:name="MSIP_Label_5fae8262-b78e-4366-8929-a5d6aac95320_SetDate">2021-05-07T07:06:50Z</meta:user-defined>
    <meta:user-defined meta:name="MSIP_Label_5fae8262-b78e-4366-8929-a5d6aac95320_Method">Standard</meta:user-defined>
    <meta:user-defined meta:name="MSIP_Label_5fae8262-b78e-4366-8929-a5d6aac95320_Name">5fae8262-b78e-4366-8929-a5d6aac95320</meta:user-defined>
    <meta:user-defined meta:name="MSIP_Label_5fae8262-b78e-4366-8929-a5d6aac95320_SiteId">cf36141c-ddd7-45a7-b073-111f66d0b30c</meta:user-defined>
    <meta:user-defined meta:name="MSIP_Label_5fae8262-b78e-4366-8929-a5d6aac95320_ActionId">5e72d331-32e5-44a5-ae52-d6388c73800d</meta:user-defined>
    <meta:user-defined meta:name="MSIP_Label_5fae8262-b78e-4366-8929-a5d6aac95320_ContentBits">0</meta:user-defined>
    <meta:document-statistic meta:page-count="2" meta:paragraph-count="4" meta:word-count="321" meta:character-count="2150" meta:row-count="15" meta:non-whitespace-character-count="1833"/>
  </office:meta>
</office:document-meta>
</file>